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1.699cm" style:rel-column-width="6550*"/>
    </style:style>
    <style:style style:name="Tabelle1.B" style:family="table-column">
      <style:table-column-properties style:column-width="1.7cm" style:rel-column-width="6556*"/>
    </style:style>
    <style:style style:name="Tabelle1.C" style:family="table-column">
      <style:table-column-properties style:column-width="3.399cm" style:rel-column-width="13107*"/>
    </style:style>
    <style:style style:name="Tabelle1.D" style:family="table-column">
      <style:table-column-properties style:column-width="1.565cm" style:rel-column-width="6033*"/>
    </style:style>
    <style:style style:name="Tabelle1.E" style:family="table-column">
      <style:table-column-properties style:column-width="2.593cm" style:rel-column-width="9998*"/>
    </style:style>
    <style:style style:name="Tabelle1.F" style:family="table-column">
      <style:table-column-properties style:column-width="6.041cm" style:rel-column-width="23291*"/>
    </style:style>
    <style:style style:name="Tabelle1.A1" style:family="table-cell">
      <style:table-cell-properties fo:padding="0.097cm" fo:border-left="0.002cm solid #000000" fo:border-right="none" fo:border-top="0.002cm solid #000000" fo:border-bottom="0.002cm solid #000000"/>
    </style:style>
    <style:style style:name="Tabelle1.F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F2" style:family="table-cell">
      <style:table-cell-properties fo:padding="0.097cm" fo:border-left="0.002cm solid #000000" fo:border-right="0.002cm solid #000000" fo:border-top="none" fo:border-bottom="0.002cm solid #000000"/>
    </style:style>
    <style:style style:name="Tabelle1.B6.2" style:family="table-column">
      <style:table-column-properties style:column-width="13.6cm" style:rel-column-width="52429*"/>
    </style:style>
    <style:style style:name="Tabelle2" style:family="table">
      <style:table-properties style:width="16.999cm" table:align="margins"/>
    </style:style>
    <style:style style:name="Tabelle2.A" style:family="table-column">
      <style:table-column-properties style:column-width="3.399cm" style:rel-column-width="13107*"/>
    </style:style>
    <style:style style:name="Tabelle2.C" style:family="table-column">
      <style:table-column-properties style:column-width="1.565cm" style:rel-column-width="6033*"/>
    </style:style>
    <style:style style:name="Tabelle2.D" style:family="table-column">
      <style:table-column-properties style:column-width="2.593cm" style:rel-column-width="9998*"/>
    </style:style>
    <style:style style:name="Tabelle2.E" style:family="table-column">
      <style:table-column-properties style:column-width="6.041cm" style:rel-column-width="23290*"/>
    </style:style>
    <style:style style:name="Tabelle2.A1" style:family="table-cell">
      <style:table-cell-properties fo:padding="0.097cm" fo:border-left="0.002cm solid #000000" fo:border-right="none" fo:border-top="0.002cm solid #000000" fo:border-bottom="0.002cm solid #000000"/>
    </style:style>
    <style:style style:name="Tabelle2.E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1.699cm" style:rel-column-width="6550*"/>
    </style:style>
    <style:style style:name="Tabelle3.B" style:family="table-column">
      <style:table-column-properties style:column-width="1.7cm" style:rel-column-width="6556*"/>
    </style:style>
    <style:style style:name="Tabelle3.C" style:family="table-column">
      <style:table-column-properties style:column-width="3.399cm" style:rel-column-width="13107*"/>
    </style:style>
    <style:style style:name="Tabelle3.D" style:family="table-column">
      <style:table-column-properties style:column-width="1.565cm" style:rel-column-width="6033*"/>
    </style:style>
    <style:style style:name="Tabelle3.E" style:family="table-column">
      <style:table-column-properties style:column-width="2.593cm" style:rel-column-width="9998*"/>
    </style:style>
    <style:style style:name="Tabelle3.F" style:family="table-column">
      <style:table-column-properties style:column-width="6.041cm" style:rel-column-width="23291*"/>
    </style:style>
    <style:style style:name="Tabelle3.A1" style:family="table-cell">
      <style:table-cell-properties fo:padding="0.097cm" fo:border-left="0.002cm solid #000000" fo:border-right="none" fo:border-top="0.002cm solid #000000" fo:border-bottom="0.002cm solid #000000"/>
    </style:style>
    <style:style style:name="Tabelle3.F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F2" style:family="table-cell">
      <style:table-cell-properties fo:padding="0.097cm" fo:border-left="0.002cm solid #000000" fo:border-right="0.002cm solid #000000" fo:border-top="none" fo:border-bottom="0.002cm solid #000000"/>
    </style:style>
    <style:style style:name="Tabelle5" style:family="table">
      <style:table-properties style:width="16.999cm" table:align="margins"/>
    </style:style>
    <style:style style:name="Tabelle5.A" style:family="table-column">
      <style:table-column-properties style:column-width="1.699cm" style:rel-column-width="6550*"/>
    </style:style>
    <style:style style:name="Tabelle5.B" style:family="table-column">
      <style:table-column-properties style:column-width="1.7cm" style:rel-column-width="6556*"/>
    </style:style>
    <style:style style:name="Tabelle5.C" style:family="table-column">
      <style:table-column-properties style:column-width="3.399cm" style:rel-column-width="13107*"/>
    </style:style>
    <style:style style:name="Tabelle5.D" style:family="table-column">
      <style:table-column-properties style:column-width="1.565cm" style:rel-column-width="6033*"/>
    </style:style>
    <style:style style:name="Tabelle5.E" style:family="table-column">
      <style:table-column-properties style:column-width="2.593cm" style:rel-column-width="9998*"/>
    </style:style>
    <style:style style:name="Tabelle5.F" style:family="table-column">
      <style:table-column-properties style:column-width="6.041cm" style:rel-column-width="23291*"/>
    </style:style>
    <style:style style:name="Tabelle5.A1" style:family="table-cell">
      <style:table-cell-properties fo:padding="0.097cm" fo:border-left="0.002cm solid #000000" fo:border-right="none" fo:border-top="0.002cm solid #000000" fo:border-bottom="0.002cm solid #000000"/>
    </style:style>
    <style:style style:name="Tabelle5.F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F2" style:family="table-cell">
      <style:table-cell-properties fo:padding="0.097cm" fo:border-left="0.002cm solid #000000" fo:border-right="0.002cm solid #000000" fo:border-top="none" fo:border-bottom="0.002cm solid #000000"/>
    </style:style>
    <style:style style:name="P1" style:family="paragraph" style:parent-style-name="Text_20_body" style:list-style-name="L1"/>
    <style:style style:name="P2" style:family="paragraph" style:parent-style-name="Heading_20_2">
      <style:paragraph-properties fo:break-before="page"/>
    </style:style>
    <style:style style:name="T1" style:family="text">
      <style:text-properties style:font-name="Albany AM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Tahoma"/>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ructure of the MARY Unit database</text:h>
      <text:p text:style-name="Standard"/>
      <text:p text:style-name="Standard">v1, 04.07.06<text:tab/>Anna Hunecke</text:p>
      <text:p text:style-name="Standard">v2, 05.07.06<text:tab/>Marc Schröder</text:p>
      <text:p text:style-name="Standard">v3, 07.07.06<text:tab/>Marc Schröder</text:p>
      <text:p text:style-name="Standard">v4, 07.07.06<text:tab/>Sacha Krstulovi<text:span text:style-name="T1">ć</text:span></text:p>
      <text:p text:style-name="Standard"/>
      <text:h text:style-name="Heading_20_2" text:outline-level="2">Overview</text:h>
      <text:p text:style-name="Text_20_body">The database consists of several files, each representing one conceptually independent type of information.</text:p>
      <text:list text:style-name="L1">
        <text:list-item>
          <text:p text:style-name="P1">Config file: voice.config – contains pointers to all relevant data and code files that need to be combined to make this voice work. Can also contain various configuration settings. This is a MARY .config file, i.e. text in key-value pairs.</text:p>
        </text:list-item>
        <text:list-item>
          <text:p text:style-name="P1">CART file: for each named unit type, a CART tree doing the pre-selection of candidate units for a given linguistic and/or acoustic target context. The leafs of the CARTs are index numbers in the list of units.</text:p>
        </text:list-item>
        <text:list-item>
          <text:p text:style-name="P1">Unit file: a list of units, in the order corresponding to the database “time line” (see below). Each unit has a time code marking its start position on the time line, as well as a duration.</text:p>
        </text:list-item>
        <text:list-item>
          <text:p text:style-name="P1">Target cost feature file: specification + data for the target cost features. The specification describes the meaning of the data entries; it is followed by one data entry per unit, i.e. the index numbers of the target features are the same as for the units.</text:p>
        </text:list-item>
        <text:list-item>
          <text:p text:style-name="P1">Join cost feature file: specification + data for the join cost features. The specification describes the meaning of the data entries; it is followed by one data entry per unit, i.e. the index numbers of the join features are the same as for the units.</text:p>
        </text:list-item>
        <text:list-item>
          <text:p text:style-name="P1">Time line files: a time line file contains detailed information about the original audio data; the units and their features are in a way an abstraction of this original audio data. The time code in the units allows for their location on all time lines for this database. Examples:</text:p>
          <text:list>
            <text:list-item>
              <text:p text:style-name="P1">PCM waveform of the original audio data;</text:p>
            </text:list-item>
            <text:list-item>
              <text:p text:style-name="P1">pitch-synchronous LPC coefficients + residual allowing the reconstruction of the audio signal;</text:p>
            </text:list-item>
            <text:list-item>
              <text:p text:style-name="P1">encoded audio in different forms, e.g. using the Speex codec;</text:p>
            </text:list-item>
            <text:list-item>
              <text:p text:style-name="P1">MFCC coefficients describing the audio signal (but not allowing for reconstruction);</text:p>
            </text:list-item>
            <text:list-item>
              <text:p text:style-name="P1">a mapper locating the original audio file names on the time line, helping to find the original location of a bad unit (for debugging).</text:p>
            </text:list-item>
          </text:list>
        </text:list-item>
      </text:list>
      <text:p text:style-name="Text_20_body">The following sections will specify each type of file in detail.</text:p>
      <text:h text:style-name="Heading_20_2" text:outline-level="2">Config file</text:h>
      <text:p text:style-name="Text_20_body">(to be filled in)</text:p>
      <text:h text:style-name="Heading_20_2" text:outline-level="2"/>
      <text:h text:style-name="P2" text:outline-level="2">CART file</text:h>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header-rows>
          <table:table-row>
            <table:table-cell table:style-name="Tabelle1.A1" table:number-columns-spanned="2" office:value-type="string">
              <text:p text:style-name="Table_20_Heading">Section</text:p>
            </table:table-cell>
            <table:covered-table-cell/>
            <table:table-cell table:style-name="Tabelle1.A1" office:value-type="string">
              <text:p text:style-name="Table_20_Heading">Info</text:p>
            </table:table-cell>
            <table:table-cell table:style-name="Tabelle1.A1" office:value-type="string">
              <text:p text:style-name="Table_20_Heading">Type</text:p>
            </table:table-cell>
            <table:table-cell table:style-name="Tabelle1.A1" office:value-type="string">
              <text:p text:style-name="Table_20_Heading">Bytes</text:p>
            </table:table-cell>
            <table:table-cell table:style-name="Tabelle1.F1" office:value-type="string">
              <text:p text:style-name="Table_20_Heading">Comments</text:p>
            </table:table-cell>
          </table:table-row>
        </table:table-header-rows>
        <table:table-row>
          <table:table-cell table:style-name="Tabelle1.A2" table:number-columns-spanned="2" office:value-type="string">
            <text:p text:style-name="Table_20_Contents">Header</text:p>
          </table:table-cell>
          <table:covered-table-cell/>
          <table:table-cell table:style-name="Tabelle1.A2" office:value-type="string">
            <text:p text:style-name="Table_20_Contents">magic</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A magic code identifying MARY database files; the integer value 0x4d415259, corresponding to the ASCII text “MARY”.</text:p>
          </table:table-cell>
        </table:table-row>
        <table:table-row>
          <table:table-cell table:style-name="Tabelle1.A2" table:number-columns-spanned="2" office:value-type="string">
            <text:p text:style-name="Table_20_Contents"/>
          </table:table-cell>
          <table:covered-table-cell/>
          <table:table-cell table:style-name="Tabelle1.A2" office:value-type="string">
            <text:p text:style-name="Table_20_Contents">version</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elle1.A2" table:number-columns-spanned="2" office:value-type="string">
            <text:p text:style-name="Table_20_Contents"/>
          </table:table-cell>
          <table:covered-table-cell/>
          <table:table-cell table:style-name="Tabelle1.A2" office:value-type="string">
            <text:p text:style-name="Table_20_Contents">fileType</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a unique identifier identifying the type of file we are looking at. For CART files, this is “1”.</text:p>
          </table:table-cell>
        </table:table-row>
        <table:table-row>
          <table:table-cell table:style-name="Tabelle1.A2" table:number-columns-spanned="2" office:value-type="string">
            <text:p text:style-name="Table_20_Contents">CART data</text:p>
          </table:table-cell>
          <table:covered-table-cell/>
          <table:table-cell table:style-name="Tabelle1.A2" office:value-type="string">
            <text:p text:style-name="Table_20_Contents">numberOfCarts</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
          </table:table-cell>
        </table:table-row>
        <table:table-row>
          <table:table-cell table:style-name="Tabelle1.A2" office:value-type="string">
            <text:p text:style-name="Table_20_Contents">for each CART</text:p>
          </table:table-cell>
          <table:table-cell table:number-columns-spanned="5">
            <table:table table:is-sub-table="true">
              <table:table-column table:style-name="Tabelle1.B"/>
              <table:table-column table:style-name="Tabelle1.B6.2"/>
              <table:table-row>
                <table:table-cell table:style-name="Tabelle1.A2" office:value-type="string">
                  <text:p text:style-name="Table_20_Contents"/>
                </table:table-cell>
                <table:table-cell>
                  <table:table table:is-sub-table="true">
                    <table:table-column table:style-name="Tabelle1.C"/>
                    <table:table-column table:style-name="Tabelle1.D"/>
                    <table:table-column table:style-name="Tabelle1.E"/>
                    <table:table-column table:style-name="Tabelle1.F"/>
                    <table:table-row>
                      <table:table-cell table:style-name="Tabelle1.A2" office:value-type="string">
                        <text:p text:style-name="Table_20_Contents">nameSize</text:p>
                      </table:table-cell>
                      <table:table-cell table:style-name="Tabelle1.A2" office:value-type="string">
                        <text:p text:style-name="Table_20_Contents">short</text:p>
                      </table:table-cell>
                      <table:table-cell table:style-name="Tabelle1.A2" office:value-type="string">
                        <text:p text:style-name="Table_20_Contents">2</text:p>
                      </table:table-cell>
                      <table:table-cell table:style-name="Tabelle1.F2" office:value-type="string">
                        <text:p text:style-name="Table_20_Contents">in bytes</text:p>
                      </table:table-cell>
                    </table:table-row>
                    <table:table-row>
                      <table:table-cell table:style-name="Tabelle1.A2" office:value-type="string">
                        <text:p text:style-name="Table_20_Contents">name</text:p>
                      </table:table-cell>
                      <table:table-cell table:style-name="Tabelle1.A2" office:value-type="string">
                        <text:p text:style-name="Table_20_Contents">byte[]</text:p>
                      </table:table-cell>
                      <table:table-cell table:style-name="Tabelle1.A2" office:value-type="string">
                        <text:p text:style-name="Table_20_Contents">nameSize</text:p>
                      </table:table-cell>
                      <table:table-cell table:style-name="Tabelle1.F2" office:value-type="string">
                        <text:p text:style-name="Table_20_Contents">a UTF-8 encoded String</text:p>
                      </table:table-cell>
                    </table:table-row>
                    <table:table-row>
                      <table:table-cell table:style-name="Tabelle1.A2" office:value-type="string">
                        <text:p text:style-name="Table_20_Contents">numberOfNodes</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
                      </table:table-cell>
                    </table:table-row>
                  </table:table>
                </table:table-cell>
              </table:table-row>
              <table:table-row>
                <table:table-cell table:style-name="Tabelle1.A2" office:value-type="string">
                  <text:p text:style-name="Table_20_Contents">for each node</text:p>
                </table:table-cell>
                <table:table-cell>
                  <table:table table:is-sub-table="true">
                    <table:table-column table:style-name="Tabelle1.C"/>
                    <table:table-column table:style-name="Tabelle1.D"/>
                    <table:table-column table:style-name="Tabelle1.E"/>
                    <table:table-column table:style-name="Tabelle1.F"/>
                    <table:table-row>
                      <table:table-cell table:style-name="Tabelle1.A2" office:value-type="string">
                        <text:p text:style-name="Table_20_Contents">nodeSize</text:p>
                      </table:table-cell>
                      <table:table-cell table:style-name="Tabelle1.A2" office:value-type="string">
                        <text:p text:style-name="Table_20_Contents">short</text:p>
                      </table:table-cell>
                      <table:table-cell table:style-name="Tabelle1.A2" office:value-type="string">
                        <text:p text:style-name="Table_20_Contents">2</text:p>
                      </table:table-cell>
                      <table:table-cell table:style-name="Tabelle1.F2" office:value-type="string">
                        <text:p text:style-name="Table_20_Contents">in bytes</text:p>
                      </table:table-cell>
                    </table:table-row>
                    <table:table-row>
                      <table:table-cell table:style-name="Tabelle1.A2" office:value-type="string">
                        <text:p text:style-name="Table_20_Contents">node</text:p>
                      </table:table-cell>
                      <table:table-cell table:style-name="Tabelle1.A2" office:value-type="string">
                        <text:p text:style-name="Table_20_Contents">byte[]</text:p>
                      </table:table-cell>
                      <table:table-cell table:style-name="Tabelle1.A2" office:value-type="string">
                        <text:p text:style-name="Table_20_Contents">nodeSize</text:p>
                      </table:table-cell>
                      <table:table-cell table:style-name="Tabelle1.F2" office:value-type="string">
                        <text:p text:style-name="Table_20_Contents">a UTF-8 encoded String</text:p>
                      </table:table-cell>
                    </table:table-row>
                  </table:table>
                </table:table-cell>
              </table:table-row>
            </table:table>
          </table:table-cell>
          <table:covered-table-cell/>
          <table:covered-table-cell/>
          <table:covered-table-cell/>
          <table:covered-table-cell/>
        </table:table-row>
      </table:table>
      <text:p text:style-name="Text_20_body"/>
      <text:p text:style-name="Text_20_body">The String representing the nodes is in the format inherited from FreeTTS. The only difference is that the list of numbers contained in leaf nodes are not the instance numbers of a unit type, but directly the index numbers of the unit in the unit list.</text:p>
      <text:h text:style-name="Heading_20_2" text:outline-level="2"/>
      <text:h text:style-name="P2" text:outline-level="2">Unit file</text:h>
      <text:p text:style-name="Text_20_body"/>
      <table:table table:name="Tabelle2" table:style-name="Tabelle2">
        <table:table-column table:style-name="Tabelle2.A" table:number-columns-repeated="2"/>
        <table:table-column table:style-name="Tabelle2.C"/>
        <table:table-column table:style-name="Tabelle2.D"/>
        <table:table-column table:style-name="Tabelle2.E"/>
        <table:table-header-rows>
          <table:table-row>
            <table:table-cell table:style-name="Tabelle2.A1" office:value-type="string">
              <text:p text:style-name="Table_20_Heading">Section</text:p>
            </table:table-cell>
            <table:table-cell table:style-name="Tabelle2.A1" office:value-type="string">
              <text:p text:style-name="Table_20_Heading">Info</text:p>
            </table:table-cell>
            <table:table-cell table:style-name="Tabelle2.A1" office:value-type="string">
              <text:p text:style-name="Table_20_Heading">Type</text:p>
            </table:table-cell>
            <table:table-cell table:style-name="Tabelle2.A1" office:value-type="string">
              <text:p text:style-name="Table_20_Heading">Bytes</text:p>
            </table:table-cell>
            <table:table-cell table:style-name="Tabelle2.E1" office:value-type="string">
              <text:p text:style-name="Table_20_Heading">Comments</text:p>
            </table:table-cell>
          </table:table-row>
        </table:table-header-rows>
        <table:table-row>
          <table:table-cell table:style-name="Tabelle2.A2" office:value-type="string">
            <text:p text:style-name="Table_20_Contents">Header</text:p>
          </table:table-cell>
          <table:table-cell table:style-name="Tabelle2.A2" office:value-type="string">
            <text:p text:style-name="Table_20_Contents">magic</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A magic code identifying MARY database files; the integer value 0x4d415259, corresponding to the ASCII text “MARY”.</text:p>
          </table:table-cell>
        </table:table-row>
        <table:table-row>
          <table:table-cell table:style-name="Tabelle2.A2" office:value-type="string">
            <text:p text:style-name="Table_20_Contents"/>
          </table:table-cell>
          <table:table-cell table:style-name="Tabelle2.A2" office:value-type="string">
            <text:p text:style-name="Table_20_Contents">version</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elle2.A2" office:value-type="string">
            <text:p text:style-name="Table_20_Contents"/>
          </table:table-cell>
          <table:table-cell table:style-name="Tabelle2.A2" office:value-type="string">
            <text:p text:style-name="Table_20_Contents">fileType</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a unique identifier identifying the type of file we are looking at. For Unit files, this is “2”.</text:p>
          </table:table-cell>
        </table:table-row>
        <table:table-row>
          <table:table-cell table:style-name="Tabelle2.A2" office:value-type="string">
            <text:p text:style-name="Table_20_Contents">Unit data</text:p>
          </table:table-cell>
          <table:table-cell table:style-name="Tabelle2.A2" office:value-type="string">
            <text:p text:style-name="Table_20_Contents">numberOfUnits</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
          </table:table-cell>
        </table:table-row>
        <table:table-row>
          <table:table-cell table:style-name="Tabelle2.A2" office:value-type="string">
            <text:p text:style-name="Table_20_Contents"/>
          </table:table-cell>
          <table:table-cell table:style-name="Tabelle2.A2" office:value-type="string">
            <text:p text:style-name="Table_20_Contents">sampleRate</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the sample rate of the original wave files, e.g. 16000 or 44100. Time codes of units are expressed in number of samples, but can be converted to seconds by division through this sample rate.</text:p>
          </table:table-cell>
        </table:table-row>
        <table:table-row>
          <table:table-cell table:style-name="Tabelle2.A2" office:value-type="string">
            <text:p text:style-name="Table_20_Contents">for each Unit</text:p>
          </table:table-cell>
          <table:table-cell table:number-columns-spanned="4">
            <table:table table:is-sub-table="true">
              <table:table-column table:style-name="Tabelle2.A"/>
              <table:table-column table:style-name="Tabelle2.C"/>
              <table:table-column table:style-name="Tabelle2.D"/>
              <table:table-column table:style-name="Tabelle2.E"/>
              <table:table-row>
                <table:table-cell table:style-name="Tabelle2.A2" office:value-type="string">
                  <text:p text:style-name="Table_20_Contents">startTime</text:p>
                </table:table-cell>
                <table:table-cell table:style-name="Tabelle2.A2" office:value-type="string">
                  <text:p text:style-name="Table_20_Contents">long</text:p>
                </table:table-cell>
                <table:table-cell table:style-name="Tabelle2.A2" office:value-type="string">
                  <text:p text:style-name="Table_20_Contents">8</text:p>
                </table:table-cell>
                <table:table-cell table:style-name="Tabelle2.E2" office:value-type="string">
                  <text:p text:style-name="Table_20_Contents">start position of this unit on the time line, in number of samples.</text:p>
                </table:table-cell>
              </table:table-row>
              <table:table-row>
                <table:table-cell table:style-name="Tabelle2.A2" office:value-type="string">
                  <text:p text:style-name="Table_20_Contents">duration</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duration of this unit on the time line, in number of samples</text:p>
                </table:table-cell>
              </table:table-row>
            </table:table>
          </table:table-cell>
          <table:covered-table-cell/>
          <table:covered-table-cell/>
          <table:covered-table-cell/>
        </table:table-row>
      </table:table>
      <text:h text:style-name="Heading_20_2" text:outline-level="2"/>
      <text:h text:style-name="P2" text:outline-level="2">Target cost feature file</text:h>
      <text:p text:style-name="Text_20_body"/>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header-rows>
          <table:table-row>
            <table:table-cell table:style-name="Tabelle3.A1" table:number-columns-spanned="2" office:value-type="string">
              <text:p text:style-name="Table_20_Heading">Section</text:p>
            </table:table-cell>
            <table:covered-table-cell/>
            <table:table-cell table:style-name="Tabelle3.A1" office:value-type="string">
              <text:p text:style-name="Table_20_Heading">Info</text:p>
            </table:table-cell>
            <table:table-cell table:style-name="Tabelle3.A1" office:value-type="string">
              <text:p text:style-name="Table_20_Heading">Type</text:p>
            </table:table-cell>
            <table:table-cell table:style-name="Tabelle3.A1" office:value-type="string">
              <text:p text:style-name="Table_20_Heading">Bytes</text:p>
            </table:table-cell>
            <table:table-cell table:style-name="Tabelle3.F1" office:value-type="string">
              <text:p text:style-name="Table_20_Heading">Comments</text:p>
            </table:table-cell>
          </table:table-row>
        </table:table-header-rows>
        <table:table-row>
          <table:table-cell table:style-name="Tabelle3.A2" table:number-columns-spanned="2" office:value-type="string">
            <text:p text:style-name="Table_20_Contents">Header</text:p>
          </table:table-cell>
          <table:covered-table-cell/>
          <table:table-cell table:style-name="Tabelle3.A2" office:value-type="string">
            <text:p text:style-name="Table_20_Contents">magic</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A magic code identifying MARY database files; the integer value 0x4d415259, corresponding to the ASCII text “MARY”.</text:p>
          </table: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version</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fileType</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a unique identifier identifying the type of file we are looking at. For Target feature files, this is “3”.</text:p>
          </table:table-cell>
        </table:table-row>
        <table:table-row>
          <table:table-cell table:style-name="Tabelle3.A2" office:value-type="string">
            <text:p text:style-name="Table_20_Contents">Target cost feature specification</text:p>
          </table:table-cell>
          <table:table-cell table:number-columns-spanned="5">
            <table:table table:is-sub-table="true">
              <table:table-column table:style-name="Tabelle3.B"/>
              <table:table-column table:style-name="Tabelle3.C"/>
              <table:table-column table:style-name="Tabelle3.D"/>
              <table:table-column table:style-name="Tabelle3.E"/>
              <table:table-column table:style-name="Tabelle3.F"/>
              <table:table-row>
                <table:table-cell table:style-name="Tabelle3.A2" office:value-type="string">
                  <text:p text:style-name="Table_20_Contents"/>
                </table:table-cell>
                <table:table-cell table:style-name="Tabelle3.A2" office:value-type="string">
                  <text:p text:style-name="Table_20_Contents">numberOfByteValuedDiscreteFeatures</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the number of entries of this type; can be 0, and must be &lt; 128. This is useful for discrete features that have just a few different possible values.</text:p>
                </table:table-cell>
              </table:table-row>
              <table:table-row>
                <table:table-cell table:style-name="Tabelle3.A2" office:value-type="string">
                  <text:p text:style-name="Table_20_Contents">for each byte-valued discrete feature</text:p>
                </table:table-cell>
                <table:table-cell table:number-columns-spanned="4">
                  <table:table table:is-sub-table="true">
                    <table:table-column table:style-name="Tabelle3.C"/>
                    <table:table-column table:style-name="Tabelle3.D"/>
                    <table:table-column table:style-name="Tabelle3.E"/>
                    <table:table-column table:style-name="Tabelle3.F"/>
                    <table:table-row>
                      <table:table-cell table:style-name="Tabelle3.A2" office:value-type="string">
                        <text:p text:style-name="Table_20_Contents">featureWeight</text:p>
                      </table:table-cell>
                      <table:table-cell table:style-name="Tabelle3.A2" office:value-type="string">
                        <text:p text:style-name="Table_20_Contents">float</text:p>
                      </table:table-cell>
                      <table:table-cell table:style-name="Tabelle3.A2" office:value-type="string">
                        <text:p text:style-name="Table_20_Contents">4</text:p>
                      </table:table-cell>
                      <table:table-cell table:style-name="Tabelle3.F2" office:value-type="string">
                        <text:p text:style-name="Table_20_Contents"/>
                      </table:table-cell>
                    </table:table-row>
                    <table:table-row>
                      <table:table-cell table:style-name="Tabelle3.A2" office:value-type="string">
                        <text:p text:style-name="Table_20_Contents">featureNameSize</text:p>
                      </table:table-cell>
                      <table:table-cell table:style-name="Tabelle3.A2" office:value-type="string">
                        <text:p text:style-name="Table_20_Contents">short</text:p>
                      </table:table-cell>
                      <table:table-cell table:style-name="Tabelle3.A2" office:value-type="string">
                        <text:p text:style-name="Table_20_Contents">2</text:p>
                      </table:table-cell>
                      <table:table-cell table:style-name="Tabelle3.F2" office:value-type="string">
                        <text:p text:style-name="Table_20_Contents"/>
                      </table:table-cell>
                    </table:table-row>
                    <table:table-row>
                      <table:table-cell table:style-name="Tabelle3.A2" office:value-type="string">
                        <text:p text:style-name="Table_20_Contents">featureName</text:p>
                      </table:table-cell>
                      <table:table-cell table:style-name="Tabelle3.A2" office:value-type="string">
                        <text:p text:style-name="Table_20_Contents">byte[]</text:p>
                      </table:table-cell>
                      <table:table-cell table:style-name="Tabelle3.A2" office:value-type="string">
                        <text:p text:style-name="Table_20_Contents">featureNameSize</text:p>
                      </table:table-cell>
                      <table:table-cell table:style-name="Tabelle3.F2" office:value-type="string">
                        <text:p text:style-name="Table_20_Contents">a UTF-8 encoded String, representing the feature name, e.g. “R:SylStructure.parent.stress”</text:p>
                      </table:table-cell>
                    </table:table-row>
                  </table:table>
                </table:table-cell>
                <table:covered-table-cell/>
                <table:covered-table-cell/>
                <table:covered-table-cell/>
              </table:table-row>
              <table:table-row>
                <table:table-cell table:style-name="Tabelle3.A2" office:value-type="string">
                  <text:p text:style-name="Table_20_Contents"/>
                </table:table-cell>
                <table:table-cell table:style-name="Tabelle3.A2" office:value-type="string">
                  <text:p text:style-name="Table_20_Contents">numberOfShortValuedDiscreteFeatures</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the number of entries of this type; can be 0, and must be &lt; 16384. This can be used for discrete features that have many different possible values.</text:p>
                </table:table-cell>
              </table:table-row>
              <table:table-row>
                <table:table-cell table:style-name="Tabelle3.A2" office:value-type="string">
                  <text:p text:style-name="Table_20_Contents">for each short-valued discrete feature</text:p>
                </table:table-cell>
                <table:table-cell table:number-columns-spanned="4">
                  <table:table table:is-sub-table="true">
                    <table:table-column table:style-name="Tabelle3.C"/>
                    <table:table-column table:style-name="Tabelle3.D"/>
                    <table:table-column table:style-name="Tabelle3.E"/>
                    <table:table-column table:style-name="Tabelle3.F"/>
                    <table:table-row>
                      <table:table-cell table:style-name="Tabelle3.A2" office:value-type="string">
                        <text:p text:style-name="Table_20_Contents">featureWeight</text:p>
                      </table:table-cell>
                      <table:table-cell table:style-name="Tabelle3.A2" office:value-type="string">
                        <text:p text:style-name="Table_20_Contents">float</text:p>
                      </table:table-cell>
                      <table:table-cell table:style-name="Tabelle3.A2" office:value-type="string">
                        <text:p text:style-name="Table_20_Contents">4</text:p>
                      </table:table-cell>
                      <table:table-cell table:style-name="Tabelle3.F2" office:value-type="string">
                        <text:p text:style-name="Table_20_Contents"/>
                      </table:table-cell>
                    </table:table-row>
                    <table:table-row>
                      <table:table-cell table:style-name="Tabelle3.A2" office:value-type="string">
                        <text:p text:style-name="Table_20_Contents">featureNameSize</text:p>
                      </table:table-cell>
                      <table:table-cell table:style-name="Tabelle3.A2" office:value-type="string">
                        <text:p text:style-name="Table_20_Contents">short</text:p>
                      </table:table-cell>
                      <table:table-cell table:style-name="Tabelle3.A2" office:value-type="string">
                        <text:p text:style-name="Table_20_Contents">2</text:p>
                      </table:table-cell>
                      <table:table-cell table:style-name="Tabelle3.F2" office:value-type="string">
                        <text:p text:style-name="Table_20_Contents"/>
                      </table:table-cell>
                    </table:table-row>
                    <table:table-row>
                      <table:table-cell table:style-name="Tabelle3.A2" office:value-type="string">
                        <text:p text:style-name="Table_20_Contents">featureName</text:p>
                      </table:table-cell>
                      <table:table-cell table:style-name="Tabelle3.A2" office:value-type="string">
                        <text:p text:style-name="Table_20_Contents">byte[]</text:p>
                      </table:table-cell>
                      <table:table-cell table:style-name="Tabelle3.A2" office:value-type="string">
                        <text:p text:style-name="Table_20_Contents">featureNameSize</text:p>
                      </table:table-cell>
                      <table:table-cell table:style-name="Tabelle3.F2" office:value-type="string">
                        <text:p text:style-name="Table_20_Contents">a UTF-8 encoded String, representing the feature name, e.g. “R:SylStructure.parent.stress”</text:p>
                      </table:table-cell>
                    </table:table-row>
                  </table:table>
                </table:table-cell>
                <table:covered-table-cell/>
                <table:covered-table-cell/>
                <table:covered-table-cell/>
              </table:table-row>
              <table:table-row>
                <table:table-cell table:style-name="Tabelle3.A2" office:value-type="string">
                  <text:p text:style-name="Table_20_Contents"/>
                </table:table-cell>
                <table:table-cell table:style-name="Tabelle3.A2" office:value-type="string">
                  <text:p text:style-name="Table_20_Contents">numberOfContinuousFeatures</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the number of entries of this type; can be 0. This can be used for continuous features, with a very high number of possible values.</text:p>
                </table:table-cell>
              </table:table-row>
              <table:table-row>
                <table:table-cell table:style-name="Tabelle3.A2" office:value-type="string">
                  <text:p text:style-name="Table_20_Contents">for each continuous feature</text:p>
                </table:table-cell>
                <table:table-cell table:number-columns-spanned="4">
                  <table:table table:is-sub-table="true">
                    <table:table-column table:style-name="Tabelle3.C"/>
                    <table:table-column table:style-name="Tabelle3.D"/>
                    <table:table-column table:style-name="Tabelle3.E"/>
                    <table:table-column table:style-name="Tabelle3.F"/>
                    <table:table-row>
                      <table:table-cell table:style-name="Tabelle3.A2" office:value-type="string">
                        <text:p text:style-name="Table_20_Contents">featureWeight</text:p>
                      </table:table-cell>
                      <table:table-cell table:style-name="Tabelle3.A2" office:value-type="string">
                        <text:p text:style-name="Table_20_Contents">float</text:p>
                      </table:table-cell>
                      <table:table-cell table:style-name="Tabelle3.A2" office:value-type="string">
                        <text:p text:style-name="Table_20_Contents">4</text:p>
                      </table:table-cell>
                      <table:table-cell table:style-name="Tabelle3.F2" office:value-type="string">
                        <text:p text:style-name="Table_20_Contents"/>
                      </table:table-cell>
                    </table:table-row>
                    <table:table-row>
                      <table:table-cell table:style-name="Tabelle3.A2" office:value-type="string">
                        <text:p text:style-name="Table_20_Contents">weightingFunctionSize</text:p>
                      </table:table-cell>
                      <table:table-cell table:style-name="Tabelle3.A2" office:value-type="string">
                        <text:p text:style-name="Table_20_Contents">short</text:p>
                      </table:table-cell>
                      <table:table-cell table:style-name="Tabelle3.A2" office:value-type="string">
                        <text:p text:style-name="Table_20_Contents">2</text:p>
                      </table:table-cell>
                      <table:table-cell table:style-name="Tabelle3.F2" office:value-type="string">
                        <text:p text:style-name="Table_20_Contents">if 0, a linear weighting function is assumed; else, the following string specifies a weighting function to use</text:p>
                      </table:table-cell>
                    </table:table-row>
                    <table:table-row>
                      <table:table-cell table:style-name="Tabelle3.A2" office:value-type="string">
                        <text:p text:style-name="Table_20_Contents">weightingFunctionName</text:p>
                      </table:table-cell>
                      <table:table-cell table:style-name="Tabelle3.A2" office:value-type="string">
                        <text:p text:style-name="Table_20_Contents">byte[]</text:p>
                      </table:table-cell>
                      <table:table-cell table:style-name="Tabelle3.A2" office:value-type="string">
                        <text:p text:style-name="Table_20_Contents">weightingFunctionSize</text:p>
                      </table:table-cell>
                      <table:table-cell table:style-name="Tabelle3.F2" office:value-type="string">
                        <text:p text:style-name="Table_20_Contents">a UTF-8 encoded String, representing the name of <text:s/>the weighting function to use + optional arguments, e.g. “step 20%” would mean a step function costing 0 when the difference is less than 20%, and featureWeight when the difference is 20% or more.</text:p>
                      </table:table-cell>
                    </table:table-row>
                    <table:table-row>
                      <table:table-cell table:style-name="Tabelle3.A2" office:value-type="string">
                        <text:p text:style-name="Table_20_Contents">featureNameSize</text:p>
                      </table:table-cell>
                      <table:table-cell table:style-name="Tabelle3.A2" office:value-type="string">
                        <text:p text:style-name="Table_20_Contents">short</text:p>
                      </table:table-cell>
                      <table:table-cell table:style-name="Tabelle3.A2" office:value-type="string">
                        <text:p text:style-name="Table_20_Contents">2</text:p>
                      </table:table-cell>
                      <table:table-cell table:style-name="Tabelle3.F2" office:value-type="string">
                        <text:p text:style-name="Table_20_Contents"/>
                      </table:table-cell>
                    </table:table-row>
                    <table:table-row>
                      <table:table-cell table:style-name="Tabelle3.A2" office:value-type="string">
                        <text:p text:style-name="Table_20_Contents">featureName</text:p>
                      </table:table-cell>
                      <table:table-cell table:style-name="Tabelle3.A2" office:value-type="string">
                        <text:p text:style-name="Table_20_Contents">byte[]</text:p>
                      </table:table-cell>
                      <table:table-cell table:style-name="Tabelle3.A2" office:value-type="string">
                        <text:p text:style-name="Table_20_Contents">featureNameSize</text:p>
                      </table:table-cell>
                      <table:table-cell table:style-name="Tabelle3.F2" office:value-type="string">
                        <text:p text:style-name="Table_20_Contents">a UTF-8 encoded String, representing the feature name, e.g. “R:SylStructure.parent.stress”</text:p>
                      </table:table-cell>
                    </table:table-row>
                  </table:table>
                </table:table-cell>
                <table:covered-table-cell/>
                <table:covered-table-cell/>
                <table:covered-table-cell/>
              </table:table-row>
            </table:table>
          </table:table-cell>
          <table:covered-table-cell/>
          <table:covered-table-cell/>
          <table:covered-table-cell/>
          <table:covered-table-cell/>
        </table:table-row>
        <table:table-row>
          <table:table-cell table:style-name="Tabelle3.A2" table:number-columns-spanned="2" office:value-type="string">
            <text:p text:style-name="Table_20_Contents">target cost feature values, one for each unit</text:p>
          </table:table-cell>
          <table:covered-table-cell/>
          <table:table-cell table:number-columns-spanned="4">
            <table:table table:is-sub-table="true">
              <table:table-column table:style-name="Tabelle3.C"/>
              <table:table-column table:style-name="Tabelle3.D"/>
              <table:table-column table:style-name="Tabelle3.E"/>
              <table:table-column table:style-name="Tabelle3.F"/>
              <table:table-row>
                <table:table-cell table:style-name="Tabelle3.A2" office:value-type="string">
                  <text:p text:style-name="Table_20_Contents">byte-valued discrete features</text:p>
                </table:table-cell>
                <table:table-cell table:style-name="Tabelle3.A2" office:value-type="string">
                  <text:p text:style-name="Table_20_Contents">byte[]</text:p>
                </table:table-cell>
                <table:table-cell table:style-name="Tabelle3.A2" office:value-type="string">
                  <text:p text:style-name="Table_20_Contents">numberOfByteValuedDiscreteFeatures</text:p>
                </table:table-cell>
                <table:table-cell table:style-name="Tabelle3.F2" office:value-type="string">
                  <text:p text:style-name="Table_20_Contents"/>
                </table:table-cell>
              </table:table-row>
              <table:table-row>
                <table:table-cell table:style-name="Tabelle3.A2" office:value-type="string">
                  <text:p text:style-name="Table_20_Contents">short-valued discrete features</text:p>
                </table:table-cell>
                <table:table-cell table:style-name="Tabelle3.A2" office:value-type="string">
                  <text:p text:style-name="Table_20_Contents">short[]</text:p>
                </table:table-cell>
                <table:table-cell table:style-name="Tabelle3.A2" office:value-type="string">
                  <text:p text:style-name="Table_20_Contents">2*numberOfShortValuedDiscreteFeatures</text:p>
                </table:table-cell>
                <table:table-cell table:style-name="Tabelle3.F2" office:value-type="string">
                  <text:p text:style-name="Table_20_Contents"/>
                </table:table-cell>
              </table:table-row>
              <table:table-row>
                <table:table-cell table:style-name="Tabelle3.A2" office:value-type="string">
                  <text:p text:style-name="Table_20_Contents">continuous features</text:p>
                </table:table-cell>
                <table:table-cell table:style-name="Tabelle3.A2" office:value-type="string">
                  <text:p text:style-name="Table_20_Contents">float[]</text:p>
                </table:table-cell>
                <table:table-cell table:style-name="Tabelle3.A2" office:value-type="string">
                  <text:p text:style-name="Table_20_Contents">4*numberOfContinuousFeatures</text:p>
                </table:table-cell>
                <table:table-cell table:style-name="Tabelle3.F2" office:value-type="string">
                  <text:p text:style-name="Table_20_Contents"/>
                </table:table-cell>
              </table:table-row>
            </table:table>
          </table:table-cell>
          <table:covered-table-cell/>
          <table:covered-table-cell/>
          <table:covered-table-cell/>
        </table:table-row>
      </table:table>
      <text:h text:style-name="P2" text:outline-level="2">Join cost feature file</text:h>
      <text:p text:style-name="Text_20_body"/>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header-rows>
          <table:table-row>
            <table:table-cell table:style-name="Tabelle5.A1" table:number-columns-spanned="2" office:value-type="string">
              <text:p text:style-name="Table_20_Heading">Section</text:p>
            </table:table-cell>
            <table:covered-table-cell/>
            <table:table-cell table:style-name="Tabelle5.A1" office:value-type="string">
              <text:p text:style-name="Table_20_Heading">Info</text:p>
            </table:table-cell>
            <table:table-cell table:style-name="Tabelle5.A1" office:value-type="string">
              <text:p text:style-name="Table_20_Heading">Type</text:p>
            </table:table-cell>
            <table:table-cell table:style-name="Tabelle5.A1" office:value-type="string">
              <text:p text:style-name="Table_20_Heading">Bytes</text:p>
            </table:table-cell>
            <table:table-cell table:style-name="Tabelle5.F1" office:value-type="string">
              <text:p text:style-name="Table_20_Heading">Comments</text:p>
            </table:table-cell>
          </table:table-row>
        </table:table-header-rows>
        <table:table-row>
          <table:table-cell table:style-name="Tabelle5.A2" table:number-columns-spanned="2" office:value-type="string">
            <text:p text:style-name="Table_20_Contents">Header</text:p>
          </table:table-cell>
          <table:covered-table-cell/>
          <table:table-cell table:style-name="Tabelle5.A2" office:value-type="string">
            <text:p text:style-name="Table_20_Contents">magic</text:p>
          </table:table-cell>
          <table:table-cell table:style-name="Tabelle5.A2" office:value-type="string">
            <text:p text:style-name="Table_20_Contents">int</text:p>
          </table:table-cell>
          <table:table-cell table:style-name="Tabelle5.A2" office:value-type="string">
            <text:p text:style-name="Table_20_Contents">4</text:p>
          </table:table-cell>
          <table:table-cell table:style-name="Tabelle5.F2" office:value-type="string">
            <text:p text:style-name="Table_20_Contents">A magic code identifying MARY database files; the integer value 0x4d415259, corresponding to the ASCII text “MARY”.</text:p>
          </table:table-cell>
        </table:table-row>
        <table:table-row>
          <table:table-cell table:style-name="Tabelle5.A2" table:number-columns-spanned="2" office:value-type="string">
            <text:p text:style-name="Table_20_Contents"/>
          </table:table-cell>
          <table:covered-table-cell/>
          <table:table-cell table:style-name="Tabelle5.A2" office:value-type="string">
            <text:p text:style-name="Table_20_Contents">version</text:p>
          </table:table-cell>
          <table:table-cell table:style-name="Tabelle5.A2" office:value-type="string">
            <text:p text:style-name="Table_20_Contents">int</text:p>
          </table:table-cell>
          <table:table-cell table:style-name="Tabelle5.A2" office:value-type="string">
            <text:p text:style-name="Table_20_Contents">4</text:p>
          </table:table-cell>
          <table:table-cell table:style-name="Tabelle5.F2"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elle5.A2" table:number-columns-spanned="2" office:value-type="string">
            <text:p text:style-name="Table_20_Contents"/>
          </table:table-cell>
          <table:covered-table-cell/>
          <table:table-cell table:style-name="Tabelle5.A2" office:value-type="string">
            <text:p text:style-name="Table_20_Contents">fileType</text:p>
          </table:table-cell>
          <table:table-cell table:style-name="Tabelle5.A2" office:value-type="string">
            <text:p text:style-name="Table_20_Contents">int</text:p>
          </table:table-cell>
          <table:table-cell table:style-name="Tabelle5.A2" office:value-type="string">
            <text:p text:style-name="Table_20_Contents">4</text:p>
          </table:table-cell>
          <table:table-cell table:style-name="Tabelle5.F2" office:value-type="string">
            <text:p text:style-name="Table_20_Contents">a unique identifier identifying the type of file we are looking at. For Join feature files, this is “4”.</text:p>
          </table:table-cell>
        </table:table-row>
        <table:table-row>
          <table:table-cell table:style-name="Tabelle5.A2" office:value-type="string">
            <text:p text:style-name="Table_20_Contents">Join cost feature specification</text:p>
          </table:table-cell>
          <table:table-cell table:number-columns-spanned="5">
            <table:table table:is-sub-table="true">
              <table:table-column table:style-name="Tabelle5.B"/>
              <table:table-column table:style-name="Tabelle5.C"/>
              <table:table-column table:style-name="Tabelle5.D"/>
              <table:table-column table:style-name="Tabelle5.E"/>
              <table:table-column table:style-name="Tabelle5.F"/>
              <table:table-row>
                <table:table-cell table:style-name="Tabelle5.A1" office:value-type="string">
                  <text:p text:style-name="Table_20_Contents"/>
                </table:table-cell>
                <table:table-cell table:style-name="Tabelle5.A1" office:value-type="string">
                  <text:p text:style-name="Table_20_Contents">numberOfFeatures</text:p>
                </table:table-cell>
                <table:table-cell table:style-name="Tabelle5.A1" office:value-type="string">
                  <text:p text:style-name="Table_20_Contents">int</text:p>
                </table:table-cell>
                <table:table-cell table:style-name="Tabelle5.A1" office:value-type="string">
                  <text:p text:style-name="Table_20_Contents">4</text:p>
                </table:table-cell>
                <table:table-cell table:style-name="Tabelle5.F1" office:value-type="string">
                  <text:p text:style-name="Table_20_Contents">the number of join cost features</text:p>
                </table:table-cell>
              </table:table-row>
              <table:table-row>
                <table:table-cell table:style-name="Tabelle5.A2" office:value-type="string">
                  <text:p text:style-name="Table_20_Contents">for each join cost feature</text:p>
                </table:table-cell>
                <table:table-cell table:number-columns-spanned="4">
                  <table:table table:is-sub-table="true">
                    <table:table-column table:style-name="Tabelle5.C"/>
                    <table:table-column table:style-name="Tabelle5.D"/>
                    <table:table-column table:style-name="Tabelle5.E"/>
                    <table:table-column table:style-name="Tabelle5.F"/>
                    <table:table-row>
                      <table:table-cell table:style-name="Tabelle5.A2" office:value-type="string">
                        <text:p text:style-name="Table_20_Contents">featureWeight</text:p>
                      </table:table-cell>
                      <table:table-cell table:style-name="Tabelle5.A2" office:value-type="string">
                        <text:p text:style-name="Table_20_Contents">float</text:p>
                      </table:table-cell>
                      <table:table-cell table:style-name="Tabelle5.A2" office:value-type="string">
                        <text:p text:style-name="Table_20_Contents">4</text:p>
                      </table:table-cell>
                      <table:table-cell table:style-name="Tabelle5.F2" office:value-type="string">
                        <text:p text:style-name="Table_20_Contents"/>
                      </table:table-cell>
                    </table:table-row>
                    <table:table-row>
                      <table:table-cell table:style-name="Tabelle5.A2" office:value-type="string">
                        <text:p text:style-name="Table_20_Contents">weightingFunctionSize</text:p>
                      </table:table-cell>
                      <table:table-cell table:style-name="Tabelle5.A2" office:value-type="string">
                        <text:p text:style-name="Table_20_Contents">short</text:p>
                      </table:table-cell>
                      <table:table-cell table:style-name="Tabelle5.A2" office:value-type="string">
                        <text:p text:style-name="Table_20_Contents">2</text:p>
                      </table:table-cell>
                      <table:table-cell table:style-name="Tabelle5.F2" office:value-type="string">
                        <text:p text:style-name="Table_20_Contents">if 0, a linear weighting function is assumed; else, the following string specifies a weighting function to use</text:p>
                      </table:table-cell>
                    </table:table-row>
                    <table:table-row>
                      <table:table-cell table:style-name="Tabelle5.A2" office:value-type="string">
                        <text:p text:style-name="Table_20_Contents">weightingFunctionName</text:p>
                      </table:table-cell>
                      <table:table-cell table:style-name="Tabelle5.A2" office:value-type="string">
                        <text:p text:style-name="Table_20_Contents">byte[]</text:p>
                      </table:table-cell>
                      <table:table-cell table:style-name="Tabelle5.A2" office:value-type="string">
                        <text:p text:style-name="Table_20_Contents">weightingFunctionSize</text:p>
                      </table:table-cell>
                      <table:table-cell table:style-name="Tabelle5.F2" office:value-type="string">
                        <text:p text:style-name="Table_20_Contents">a UTF-8 encoded String, representing the name of <text:s/>the weighting function to use + optional arguments, e.g. “step 20%” would mean a step function costing 0 when the difference is less than 20%, and featureWeight when the difference is 20% or more.</text:p>
                      </table:table-cell>
                    </table:table-row>
                  </table:table>
                </table:table-cell>
                <table:covered-table-cell/>
                <table:covered-table-cell/>
                <table:covered-table-cell/>
              </table:table-row>
            </table:table>
          </table:table-cell>
          <table:covered-table-cell/>
          <table:covered-table-cell/>
          <table:covered-table-cell/>
          <table:covered-table-cell/>
        </table:table-row>
        <table:table-row>
          <table:table-cell table:style-name="Tabelle5.A2" table:number-columns-spanned="2" office:value-type="string">
            <text:p text:style-name="Table_20_Contents">join cost feature values, one for each unit</text:p>
          </table:table-cell>
          <table:covered-table-cell/>
          <table:table-cell table:number-columns-spanned="4">
            <table:table table:is-sub-table="true">
              <table:table-column table:style-name="Tabelle5.C"/>
              <table:table-column table:style-name="Tabelle5.D"/>
              <table:table-column table:style-name="Tabelle5.E"/>
              <table:table-column table:style-name="Tabelle5.F"/>
              <table:table-row>
                <table:table-cell table:style-name="Tabelle5.A1" office:value-type="string">
                  <text:p text:style-name="Table_20_Contents">left join cost features</text:p>
                </table:table-cell>
                <table:table-cell table:style-name="Tabelle5.A1" office:value-type="string">
                  <text:p text:style-name="Table_20_Contents">float[]</text:p>
                </table:table-cell>
                <table:table-cell table:style-name="Tabelle5.A1" office:value-type="string">
                  <text:p text:style-name="Table_20_Contents">4*numberOfFeatures</text:p>
                </table:table-cell>
                <table:table-cell table:style-name="Tabelle5.F1" office:value-type="string">
                  <text:p text:style-name="Table_20_Contents"/>
                </table:table-cell>
              </table:table-row>
              <table:table-row>
                <table:table-cell table:style-name="Tabelle5.A2" office:value-type="string">
                  <text:p text:style-name="Table_20_Contents">right join cost features</text:p>
                </table:table-cell>
                <table:table-cell table:style-name="Tabelle5.A2" office:value-type="string">
                  <text:p text:style-name="Table_20_Contents">float[]</text:p>
                </table:table-cell>
                <table:table-cell table:style-name="Tabelle5.A2" office:value-type="string">
                  <text:p text:style-name="Table_20_Contents">4*numberOfFeatures</text:p>
                </table:table-cell>
                <table:table-cell table:style-name="Tabelle5.F2" office:value-type="string">
                  <text:p text:style-name="Table_20_Contents"/>
                </table:table-cell>
              </table:table-row>
            </table:table>
          </table:table-cell>
          <table:covered-table-cell/>
          <table:covered-table-cell/>
          <table:covered-table-cell/>
        </table:table-row>
      </table:table>
      <text:p text:style-name="Standard"/>
      <text:h text:style-name="P2" text:outline-level="2">Time line file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initial-creator>Marc Schröder</meta:initial-creator>
    <meta:creation-date>2006-07-06T16:58:12</meta:creation-date>
    <dc:date>2006-07-07T14:39:52</dc:date>
    <dc:language>de-DE</dc:language>
    <meta:editing-cycles>17</meta:editing-cycles>
    <meta:editing-duration>PT17H0M46S</meta:editing-duration>
    <meta:user-defined meta:name="Info 1"/>
    <meta:user-defined meta:name="Info 2"/>
    <meta:user-defined meta:name="Info 3"/>
    <meta:user-defined meta:name="Info 4"/>
    <meta:document-statistic meta:table-count="4" meta:image-count="0" meta:object-count="0" meta:page-count="7" meta:paragraph-count="229" meta:word-count="1242" meta:character-count="7407"/>
  </office:meta>
</office:document-meta>
</file>